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26cm" fo:margin-left="-0.199cm" fo:margin-top="0cm" fo:margin-bottom="0cm" table:align="left" style:writing-mode="lr-tb"/>
    </style:style>
    <style:style style:name="Table1.A" style:family="table-column">
      <style:table-column-properties style:column-width="13.32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1.421cm" fo:margin-left="-0.199cm" fo:margin-top="0cm" fo:margin-bottom="0cm" table:align="left" style:writing-mode="lr-tb"/>
    </style:style>
    <style:style style:name="Table2.A" style:family="table-column">
      <style:table-column-properties style:column-width="11.42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1.421cm" fo:margin-left="-0.199cm" fo:margin-top="0cm" fo:margin-bottom="0cm" table:align="left" style:writing-mode="lr-tb"/>
    </style:style>
    <style:style style:name="Table3.A" style:family="table-column">
      <style:table-column-properties style:column-width="11.4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le3.A3" style:family="table-cell">
      <style:table-cell-properties fo:background-color="#ffffff" fo:padding-left="0.164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4" style:family="table">
      <style:table-properties style:width="11.421cm" fo:margin-left="-0.199cm" fo:margin-top="0cm" fo:margin-bottom="0cm" table:align="left" style:writing-mode="lr-tb"/>
    </style:style>
    <style:style style:name="Table4.A" style:family="table-column">
      <style:table-column-properties style:column-width="11.42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le5" style:family="table">
      <style:table-properties style:width="11.421cm" fo:margin-left="-0.199cm" fo:margin-top="0cm" fo:margin-bottom="0cm" table:align="left" style:writing-mode="lr-tb"/>
    </style:style>
    <style:style style:name="Table5.A" style:family="table-column">
      <style:table-column-properties style:column-width="11.42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le6" style:family="table">
      <style:table-properties style:width="11.421cm" fo:margin-left="-0.199cm" fo:margin-top="0cm" fo:margin-bottom="0cm" table:align="left" style:writing-mode="lr-tb"/>
    </style:style>
    <style:style style:name="Table6.A" style:family="table-column">
      <style:table-column-properties style:column-width="11.42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le7" style:family="table">
      <style:table-properties style:width="11.421cm" fo:margin-left="-0.199cm" fo:margin-top="0cm" fo:margin-bottom="0cm" table:align="left" style:writing-mode="lr-tb"/>
    </style:style>
    <style:style style:name="Table7.A" style:family="table-column">
      <style:table-column-properties style:column-width="11.42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2" style:family="paragraph" style:parent-style-name="Standard">
      <style:paragraph-properties fo:margin-top="0cm" fo:margin-bottom="0.282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ourier New" fo:font-size="10pt" style:font-size-asian="10pt" style:font-name-complex="Courier New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ourier New" fo:font-size="10pt" style:text-underline-style="none" style:font-size-asian="10pt" style:font-name-complex="Courier New1" style:font-size-complex="10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10pt" style:font-size-asian="10pt" style:font-name-complex="Courier New1" style:font-size-complex="10pt"/>
    </style:style>
    <style:style style:name="T2" style:family="text">
      <style:text-properties style:font-name="Courier New" fo:font-size="10pt" style:text-underline-style="solid" style:text-underline-width="auto" style:text-underline-color="font-color" style:font-size-asian="10pt" style:font-name-complex="Courier New1" style:font-size-complex="10pt"/>
    </style:style>
    <style:style style:name="T3" style:family="text">
      <style:text-properties style:font-name="Courier New" fo:font-size="10pt" style:text-underline-style="none" style:font-size-asian="10pt" style:font-name-complex="Courier New1" style:font-size-complex="10pt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* = any typ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ContextMenu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+ </text:span><text:span text:style-name="T2">colour</text:span><text:span text:style-name="T1">: <text:s text:c="10"/>pygame.Color</text:span></text:p>
            <text:p text:style-name="P3"><text:span text:style-name="T1">+ </text:span><text:span text:style-name="T2">highlight_colour</text:span><text:span text:style-name="T1">: pygame.Color</text:span></text:p>
            <text:p text:style-name="P4"/>
            <text:p text:style-name="P3"><text:span text:style-name="T1">- curve: <text:s text:c="7"/>Curve</text:span></text:p>
            <text:p text:style-name="P3"><text:span text:style-name="T1">- pos: <text:s text:c="9"/>Integer[0..n]</text:span></text:p>
            <text:p text:style-name="P3"><text:span text:style-name="T1">- entries: <text:s text:c="5"/>ContextMenuEntry[1..*]</text:span></text:p>
            <text:p text:style-name="P3"><text:span text:style-name="T1">- segment_size: Integer[2]</text:span></text:p>
            <text:p text:style-name="P3"><text:span text:style-name="T1">- state1: <text:s text:c="6"/>pygame.Surface</text:span></text:p>
            <text:p text:style-name="P3"><text:span text:style-name="T1">- state0: <text:s text:c="6"/>pygame.Surface</text:span></text:p>
            <text:p text:style-name="P3"><text:span text:style-name="T1">- opacity: <text:s text:c="5"/>Intege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&lt;&lt;constructor&gt;&gt;</text:span></text:p>
            <text:p text:style-name="P3"><text:span text:style-name="T1">__init__(pos: <text:s text:c="4"/>Integer[2],</text:span></text:p>
            <text:p text:style-name="P3"><text:span text:style-name="T1"><text:s text:c="9"/>entries: ContextMenuEntry[1..*])</text:span></text:p>
            <text:p text:style-name="P4"/>
            <text:p text:style-name="P3"><text:span text:style-name="T1">+ update()</text:span></text:p>
            <text:p text:style-name="P4"/>
            <text:p text:style-name="P3"><text:span text:style-name="T1">- fade_in()</text:span></text:p>
            <text:p text:style-name="P3"><text:span text:style-name="T1">- fade_out()</text:span></text:p>
            <text:p text:style-name="P3"><text:span text:style-name="T1">- is_moused_over(ContextMenuEntry): Boolean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1">ContextMenuEntry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- text: <text:s text:c="5"/>String</text:span></text:p>
            <text:p text:style-name="P3"><text:span text:style-name="T1">- function: <text:s/>Function</text:span></text:p>
            <text:p text:style-name="P3"><text:span text:style-name="T1">- *args: <text:s text:c="4"/>*</text:span></text:p>
            <text:p text:style-name="P3"><text:span text:style-name="T1">- depressed: Boolean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&lt;&lt;constructor&gt;&gt;</text:span></text:p>
            <text:p text:style-name="P3"><text:span text:style-name="T1">__init__(text: <text:s text:c="4"/>String,</text:span></text:p>
            <text:p text:style-name="P3"><text:span text:style-name="T1"><text:s text:c="9"/>function: Function, </text:span></text:p>
            <text:p text:style-name="P3"><text:span text:style-name="T1"><text:s text:c="9"/>*args: <text:s text:c="3"/>*)</text:span></text:p>
            <text:p text:style-name="P4"/>
            <text:p text:style-name="P3"><text:span text:style-name="T1">+ call_function()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1">GUIObject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+ </text:span><text:span text:style-name="T2">font</text:span><text:span text:style-name="T1">: <text:s text:c="7"/>pygame.font.Font</text:span></text:p>
            <text:p text:style-name="P3"><text:span text:style-name="T1">+ </text:span><text:span text:style-name="T2">font_colour</text:span><text:span text:style-name="T3">: pygame.Color</text:span></text:p>
            <text:p text:style-name="P3"><text:span text:style-name="T1">+ </text:span><text:span text:style-name="T2">padding</text:span><text:span text:style-name="T1">: <text:s text:c="4"/>Integer</text:span></text:p>
            <text:p text:style-name="P4"/>
            <text:p text:style-name="P3"><text:span text:style-name="T1">- pos: <text:s/>Integer[2]</text:span></text:p>
            <text:p text:style-name="P3"><text:span text:style-name="T1">- size: Integer[2]</text:span></text:p>
          </table:table-cell>
        </table:table-row>
        <table:table-row table:style-name="Table3.1">
          <table:table-cell table:style-name="Table3.A3" office:value-type="string">
            <text:p text:style-name="P3"><text:span text:style-name="T3">&lt;&lt;constructor&gt;&gt;</text:span></text:p>
            <text:p text:style-name="P3"><text:span text:style-name="T3">__init__(pos: <text:s/>Integer[2],</text:span></text:p>
            <text:p text:style-name="P3"><text:span text:style-name="T3"><text:s text:c="9"/>size: Integer[2])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1">Curve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+ </text:span><text:span text:style-name="T2">steps</text:span><text:span text:style-name="T3">: Integer</text:span></text:p>
            <text:p text:style-name="P5"/>
            <text:p text:style-name="P3"><text:span text:style-name="T3">+ distance: <text:s text:c="5"/>Integer</text:span></text:p>
            <text:p text:style-name="P3"><text:span text:style-name="T3">+ initial_speed: Float</text:span></text:p>
            <text:p text:style-name="P5"/>
            <text:p text:style-name="P3"><text:span text:style-name="T3">- finished: <text:s/>Boolean</text:span></text:p>
            <text:p text:style-name="P3"><text:span text:style-name="T3">- odd_curve: Boolean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&lt;&lt;constructor&gt;&gt;</text:span></text:p>
            <text:p text:style-name="P3"><text:span text:style-name="T1">__init__(distance: Integer)</text:span></text:p>
            <text:p text:style-name="P4"/>
            <text:p text:style-name="P3"><text:span text:style-name="T1">+ update()</text:span></text:p>
          </table:table-cell>
        </table:table-row>
      </table:table>
      <text:p text:style-name="Standard"><text:soft-page-break/></text:p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1">Sidebar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- pos</text:span><text:span text:style-name="T3">: Integer[2]</text:span></text:p>
            <text:p text:style-name="P3"><text:span text:style-name="T3">- size: Integer[2]</text:span></text:p>
            <text:p text:style-name="P3"><text:span text:style-name="T3">- speed: Float</text:span></text:p>
            <text:p text:style-name="P3"><text:span text:style-name="T3">- popped_out: Boolean</text:span></text:p>
            <text:p text:style-name="P3"><text:span text:style-name="T3">- size: Integer[2]</text:span></text:p>
            <text:p text:style-name="P3"><text:span text:style-name="T3">- curve: Curve</text:span></text:p>
            <text:p text:style-name="P3"><text:span text:style-name="T3">- increment: Float</text:span></text:p>
            <text:p text:style-name="P3"><text:span text:style-name="T3">- max_speed: Float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&lt;&lt;constructor&gt;&gt;</text:span></text:p>
            <text:p text:style-name="P3"><text:span text:style-name="T1">__init__(distance: Integer)</text:span></text:p>
            <text:p text:style-name="P4"/>
            <text:p text:style-name="P3"><text:span text:style-name="T1">+ update()</text:span></text:p>
          </table:table-cell>
        </table:table-row>
      </table:table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1">ToggleButton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+ </text:span><text:span text:style-name="T2">middle_colour</text:span><text:span text:style-name="T3">: pygame.Color</text:span></text:p>
            <text:p text:style-name="P4"/>
            <text:p text:style-name="P3"><text:span text:style-name="T1">- pos</text:span><text:span text:style-name="T3">: <text:s text:c="10"/>Integer[2]</text:span></text:p>
            <text:p text:style-name="P3"><text:span text:style-name="T3">- colour1: <text:s text:c="6"/>pygame.Color</text:span></text:p>
            <text:p text:style-name="P3"><text:span text:style-name="T3">- colour2: <text:s text:c="6"/>pygame.Color</text:span></text:p>
            <text:p text:style-name="P3"><text:span text:style-name="T3">- text1: <text:s text:c="8"/>String</text:span></text:p>
            <text:p text:style-name="P3"><text:span text:style-name="T3">- text2: <text:s text:c="8"/>String </text:span></text:p>
            <text:p text:style-name="P3"><text:span text:style-name="T3">- side_size: <text:s text:c="4"/>Integer</text:span></text:p>
            <text:p text:style-name="P3"><text:span text:style-name="T3">- middle_size: <text:s text:c="2"/>Integer</text:span></text:p>
            <text:p text:style-name="P3"><text:span text:style-name="T3">- height: <text:s text:c="7"/>Integer</text:span></text:p>
            <text:p text:style-name="P3"><text:span text:style-name="T3">- toggle_length: Integer</text:span></text:p>
            <text:p text:style-name="P3"><text:span text:style-name="T3">- pre_mask: <text:s text:c="5"/>pygame.Surface</text:span></text:p>
            <text:p text:style-name="P3"><text:span text:style-name="T3">- mask_layer: <text:s text:c="3"/>pygame.Surface</text:span></text:p>
            <text:p text:style-name="P3"><text:span text:style-name="T3">- increment: <text:s text:c="4"/>Float</text:span></text:p>
            <text:p text:style-name="P3"><text:span text:style-name="T3">- max_speed: <text:s text:c="4"/>Float</text:span></text:p>
            <text:p text:style-name="P3"><text:span text:style-name="T3">- toggled: <text:s text:c="6"/>Boolean</text:span></text:p>
            <text:p text:style-name="P3"><text:span text:style-name="T3">- curve: <text:s text:c="8"/>Curve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&lt;&lt;constructor&gt;&gt;</text:span></text:p>
            <text:p text:style-name="P3"><text:span text:style-name="T1">__init__(pos: Integer[2],</text:span></text:p>
            <text:p text:style-name="P3"><text:span text:style-name="T1"><text:s text:c="9"/>colour: pygame.Color,</text:span></text:p>
            <text:p text:style-name="P3"><text:span text:style-name="T1"><text:s text:c="9"/>text: String,</text:span></text:p>
            <text:p text:style-name="P3"><text:span text:style-name="T1"><text:s text:c="9"/>function: Function,</text:span></text:p>
            <text:p text:style-name="P3"><text:span text:style-name="T1"><text:s text:c="9"/>*args: *</text:span></text:p>
            <text:p text:style-name="P3"><text:span text:style-name="T1"><text:s text:c="9"/>size=None: </text:span></text:p>
            <text:p text:style-name="P4"/>
            <text:p text:style-name="P3"><text:span text:style-name="T1">+ update()</text:span></text:p>
            <text:p text:style-name="P4"/>
            <text:p text:style-name="P3"><text:span text:style-name="T1">- is_moused_over(): Boolean</text:span></text:p>
            <text:p text:style-name="P3"><text:span text:style-name="T1">- call_function()</text:span></text:p>
            <text:p text:style-name="P3"><text:span text:style-name="T1">- turn_on()</text:span></text:p>
            <text:p text:style-name="P3"><text:span text:style-name="T1">- turn_off()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1">Button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- pos</text:span><text:span text:style-name="T3">: Integer[2]</text:span></text:p>
            <text:p text:style-name="P3"><text:span text:style-name="T3">- </text:span></text:p>
            <text:p text:style-name="P3"><text:span text:style-name="T3">- depressed: Boolean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&lt;&lt;constructor&gt;&gt;</text:span></text:p>
            <text:p text:style-name="P3"><text:span text:style-name="T1">__init__(distance: Integer)</text:span></text:p>
            <text:p text:style-name="P4"/>
            <text:p text:style-name="P3"><text:span text:style-name="T1">+ update()</text:span></text:p>
            <text:p text:style-name="P4"/>
            <text:p text:style-name="P3"><text:span text:style-name="T1">- is_moused_over(): Boolean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" style:family="paragraph" style:parent-style-name="Caption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47:00</meta:creation-date>
    <meta:initial-creator>Adam Blance</meta:initial-creator>
    <dc:language>en-GB</dc:language>
    <dc:date>2016-10-19T17:03:19</dc:date>
    <meta:editing-cycles>50</meta:editing-cycles>
    <meta:editing-duration>PT8H13M</meta:editing-duration>
    <meta:generator>LibreOffice/5.1.4.2$Linux_X86_64 LibreOffice_project/10m0$Build-2</meta:generator>
    <meta:document-statistic meta:table-count="7" meta:image-count="0" meta:object-count="0" meta:page-count="3" meta:paragraph-count="95" meta:word-count="228" meta:character-count="1970" meta:non-whitespace-character-count="15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